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635cm" fo:widows="1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style:line-height-at-least="0.635cm" fo:widows="1" fo:text-indent="0cm" style:auto-text-indent="false" fo:padding="0cm"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777777" style:font-name="Helvetica Neue" fo:font-size="12pt" fo:letter-spacing="normal" fo:font-style="normal"/>
    </style:style>
    <style:style style:name="T2" style:family="text">
      <style:text-properties fo:font-variant="normal" fo:text-transform="none" fo:color="#777777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777777" style:font-name="Helvetica Neue" fo:font-size="12pt" fo:letter-spacing="normal" fo:font-weight="normal"/>
    </style:style>
    <style:style style:name="T4" style:family="text">
      <style:text-properties fo:font-variant="normal" fo:text-transform="none" fo:color="#777777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ogstash is a tool for receiving, processing and outputting logs </text:span></text:p>
      <text:p text:style-name="P1"><text:span text:style-name="T2"/></text:p>
      <text:p text:style-name="P1"><text:span text:style-name="T2">Using Elasticsearch as a backend datastore, and kibana as a frontend reporting tool, Logstash acts as the workhorse, creating a powerful pipeline for storing, querying and analyzing your logs.</text:span> </text:p>
      <text:p text:style-name="P1"/>
      <text:p text:style-name="P1"><text:span text:style-name="T2">Each release of Logstash has a</text:span><text:span text:style-name="Strong_20_Emphasis"><text:span text:style-name="T1">recommended </text:span></text:span><text:span text:style-name="T2">version of Elasticsearch to pair with.</text:span> </text:p>
      <text:p text:style-name="P1"><text:span text:style-name="T2"/></text:p>
      <text:p text:style-name="P1"><text:span text:style-name="T2">Logstash was smart enough to create a new index in Elasticsearch… The default index name is in the form of</text:span><text:span text:style-name="Emphasis"><text:span text:style-name="T3">logstash-YYYY.MM.DD</text:span></text:span><text:span text:style-name="T2">, which essentially creates one index per day.</text:span></text:p>
      <text:p text:style-name="P1"><text:span text:style-name="T2"/></text:p>
      <text:p text:style-name="P2"><text:span text:style-name="T1">LogStash Commands</text:span></text:p>
      <text:p text:style-name="P1"><text:span text:style-name="T2">logstash agent -e 'input{stdin{}}output{stdout{}}'</text:span></text:p>
      <text:p text:style-name="P1"><text:span text:style-name="T2">logstash agent -e input { stdin { } } output { stdout { codec =&gt; rubydebug } }</text:span></text:p>
      <text:p text:style-name="P1"><text:span text:style-name="T2"/></text:p>
      <text:p text:style-name="P1"><text:span text:style-name="T2">2015-03-18 16:33:33,852 - [INFO] - from application in play-akka.actor.default-dispatcher-11 </text:span></text:p>
      <text:p text:style-name="P1"><text:span text:style-name="T2">Warn Enabled true</text:span></text:p>
      <text:p text:style-name="P1"><text:span text:style-name="T2"/></text:p>
      <text:p text:style-name="P1"><text:span text:style-name="T2">2015-03-18 16:45:45,319 - [INFO] - from controllers.UserController in play-akka.actor.default-dispatcher-14 </text:span></text:p>
      <text:p text:style-name="P1"><text:span text:style-name="T2">Warn Enabled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36S</meta:editing-duration>
    <meta:editing-cycles>6</meta:editing-cycles>
    <meta:generator>OpenOffice/4.1.0$Win32 OpenOffice.org_project/410m18$Build-9764</meta:generator>
    <dc:date>2015-03-18T17:39:46.79</dc:date>
    <dc:creator>Thangaprabhu Chandrasekhar</dc:creator>
    <meta:document-statistic meta:table-count="0" meta:image-count="0" meta:object-count="0" meta:page-count="1" meta:paragraph-count="11" meta:word-count="126" meta:character-count="890"/>
    <meta:user-defined meta:name="Info 1"/>
    <meta:user-defined meta:name="Info 2"/>
    <meta:user-defined meta:name="Info 3"/>
    <meta:user-defined meta:name="Info 4"/>
  </office:meta>
</office:document-meta>
</file>